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Helvetica" svg:font-family="Helvetica" style:font-family-generic="swiss" style:font-pitch="variable" svg:panose-1="2 11 6 4 2 2 2 2 2 4"/>
    <style:font-face style:name="DejaVu LGC Sans" svg:font-family="DejaVu LGC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 PL UMing HK" svg:font-family="AR PL UMing HK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background-color="#FFFF00"/>
    </style:style>
    <style:style style:name="P2" style:parent-style-name="Standard" style:family="paragraph">
      <style:text-properties fo:background-color="#FFFF00"/>
    </style:style>
    <style:style style:name="P3" style:parent-style-name="Standard" style:family="paragraph">
      <style:text-properties fo:background-color="#FFFF00"/>
    </style:style>
    <style:style style:name="P4" style:parent-style-name="Standard" style:family="paragraph">
      <style:text-properties fo:background-color="#FFFF00"/>
    </style:style>
    <style:style style:name="P5" style:parent-style-name="Standard" style:family="paragraph">
      <style:text-properties fo:background-color="#FFFF00"/>
    </style:style>
    <style:style style:name="P6" style:parent-style-name="Standard" style:family="paragraph">
      <style:text-properties fo:background-color="#FFFF00"/>
    </style:style>
    <style:style style:name="P7" style:parent-style-name="Standard" style:family="paragraph">
      <style:text-properties fo:background-color="#FFFF00"/>
    </style:style>
    <style:style style:name="P8" style:parent-style-name="Standard" style:family="paragraph">
      <style:text-properties fo:background-color="#FFFF00"/>
    </style:style>
    <style:style style:name="P9" style:parent-style-name="Standard" style:family="paragraph">
      <style:text-properties fo:background-color="#FFFF00"/>
    </style:style>
    <style:style style:name="P10" style:parent-style-name="Standard" style:family="paragraph">
      <style:text-properties fo:background-color="#FFFF00"/>
    </style:style>
    <style:style style:name="P11" style:parent-style-name="Standard" style:family="paragraph">
      <style:text-properties fo:background-color="#FFFF00"/>
    </style:style>
    <style:style style:name="P12" style:parent-style-name="Standard" style:family="paragraph">
      <style:text-properties fo:background-color="#FFFF00"/>
    </style:style>
    <style:style style:name="P13" style:parent-style-name="Standard" style:family="paragraph">
      <style:text-properties fo:background-color="#FFFF00"/>
    </style:style>
    <style:style style:name="T14" style:parent-style-name="Fuentedepárrafopredeter." style:family="text">
      <style:text-properties fo:background-color="#FFFF00"/>
    </style:style>
    <style:style style:name="P15" style:parent-style-name="Standard" style:family="paragraph">
      <style:text-properties fo:background-color="#FFFF00"/>
    </style:style>
    <style:style style:name="P16" style:parent-style-name="Standard" style:family="paragraph">
      <style:text-properties fo:background-color="#FFFF00"/>
    </style:style>
    <style:style style:name="P17" style:parent-style-name="Standard" style:family="paragraph">
      <style:text-properties fo:background-color="#FFFF00"/>
    </style:style>
    <style:style style:name="P18" style:parent-style-name="Standard" style:family="paragraph">
      <style:text-properties fo:background-color="#FFFF00"/>
    </style:style>
    <style:style style:name="P19" style:parent-style-name="Standard" style:family="paragraph">
      <style:text-properties fo:background-color="#FFFF00"/>
    </style:style>
    <style:style style:name="P20" style:parent-style-name="Standard" style:family="paragraph">
      <style:text-properties fo:background-color="#FFFF00"/>
    </style:style>
    <style:style style:name="P21" style:parent-style-name="Standard" style:family="paragraph">
      <style:text-properties fo:background-color="#FFFF00"/>
    </style:style>
    <style:style style:name="P22" style:parent-style-name="Standard" style:family="paragraph">
      <style:text-properties fo:background-color="#FFFF00"/>
    </style:style>
    <style:style style:name="P23" style:parent-style-name="Standard" style:family="paragraph">
      <style:text-properties fo:background-color="#FFFF00"/>
    </style:style>
    <style:style style:name="P24" style:parent-style-name="Standard" style:family="paragraph">
      <style:text-properties fo:background-color="#FFFF00"/>
    </style:style>
    <style:style style:name="P25" style:parent-style-name="Standard" style:family="paragraph">
      <style:text-properties fo:background-color="#FFFF00"/>
    </style:style>
    <style:style style:name="T26" style:parent-style-name="Fuentedepárrafopredeter." style:family="text">
      <style:text-properties fo:background-color="#FFFF00"/>
    </style:style>
    <style:style style:name="P27" style:parent-style-name="Standard" style:family="paragraph">
      <style:text-properties fo:background-color="#FFFF00"/>
    </style:style>
    <style:style style:name="P28" style:parent-style-name="Standard" style:family="paragraph">
      <style:text-properties fo:background-color="#FFFF00"/>
    </style:style>
    <style:style style:name="T29" style:parent-style-name="Fuentedepárrafopredeter." style:family="text">
      <style:text-properties fo:background-color="#FFFF00"/>
    </style:style>
    <style:style style:name="P30" style:parent-style-name="Standard" style:family="paragraph">
      <style:text-properties fo:background-color="#FFFF00"/>
    </style:style>
    <style:style style:name="P31" style:parent-style-name="Standard" style:family="paragraph">
      <style:text-properties fo:background-color="#FFFF00"/>
    </style:style>
    <style:style style:name="T32" style:parent-style-name="Fuentedepárrafopredeter." style:family="text">
      <style:text-properties fo:background-color="#FFFF00"/>
    </style:style>
    <style:style style:name="T33" style:parent-style-name="Fuentedepárrafopredeter." style:family="text">
      <style:text-properties fo:background-color="#FFFF00"/>
    </style:style>
    <style:style style:name="P34" style:parent-style-name="Standard" style:family="paragraph">
      <style:text-properties fo:background-color="#FFFF00"/>
    </style:style>
    <style:style style:name="P35" style:parent-style-name="Standard" style:family="paragraph">
      <style:text-properties fo:background-color="#FFFF00"/>
    </style:style>
    <style:style style:name="P36" style:parent-style-name="Standard" style:family="paragraph">
      <style:text-properties fo:background-color="#FFFF00"/>
    </style:style>
    <style:style style:name="P37" style:parent-style-name="Standard" style:family="paragraph">
      <style:text-properties fo:background-color="#FFFF00"/>
    </style:style>
    <style:style style:name="P38" style:parent-style-name="Standard" style:family="paragraph">
      <style:text-properties fo:background-color="#FFFF00"/>
    </style:style>
    <style:style style:name="P39" style:parent-style-name="Standard" style:family="paragraph">
      <style:text-properties fo:background-color="#FFFF00"/>
    </style:style>
    <style:style style:name="P40" style:parent-style-name="Standard" style:family="paragraph">
      <style:text-properties fo:background-color="#FFFF00"/>
    </style:style>
    <style:style style:name="T41" style:parent-style-name="Fuentedepárrafopredeter." style:family="text">
      <style:text-properties fo:background-color="#FFFF00"/>
    </style:style>
    <style:style style:name="P42" style:parent-style-name="Standard" style:family="paragraph">
      <style:text-properties fo:background-color="#FFFF00"/>
    </style:style>
    <style:style style:name="P43" style:parent-style-name="Standard" style:family="paragraph">
      <style:text-properties fo:background-color="#FFFF00"/>
    </style:style>
    <style:style style:name="P44" style:parent-style-name="Standard" style:family="paragraph">
      <style:text-properties fo:background-color="#FFFF00"/>
    </style:style>
    <style:style style:name="P45" style:parent-style-name="Standard" style:family="paragraph">
      <style:text-properties fo:background-color="#FFFF00"/>
    </style:style>
    <style:style style:name="P46" style:parent-style-name="Standard" style:family="paragraph">
      <style:text-properties fo:background-color="#FFFF00"/>
    </style:style>
    <style:style style:name="P47" style:parent-style-name="Standard" style:family="paragraph">
      <style:text-properties fo:background-color="#FFFF00"/>
    </style:style>
    <style:style style:name="P48" style:parent-style-name="Standard" style:family="paragraph">
      <style:text-properties fo:background-color="#FFFF00"/>
    </style:style>
    <style:style style:name="P49" style:parent-style-name="Standard" style:family="paragraph">
      <style:text-properties fo:background-color="#FFFF00"/>
    </style:style>
    <style:style style:name="T50" style:parent-style-name="Fuentedepárrafopredeter." style:family="text">
      <style:text-properties fo:background-color="#FFFF00"/>
    </style:style>
    <style:style style:name="P51" style:parent-style-name="Standard" style:family="paragraph">
      <style:text-properties fo:background-color="#FFFF00"/>
    </style:style>
    <style:style style:name="P52" style:parent-style-name="Standard" style:family="paragraph">
      <style:text-properties fo:background-color="#FFFF00"/>
    </style:style>
    <style:style style:name="S1" style:family="section">
      <style:section-properties fo:margin-left="0in" fo:margin-right="0in" style:writing-mode="lr-tb">
        <style:columns fo:column-count="4">
          <style:column style:rel-width="2493*" fo:start-indent="0in" fo:end-indent="0in"/>
          <style:column style:rel-width="2493*" fo:start-indent="0in" fo:end-indent="0in"/>
          <style:column style:rel-width="2493*" fo:start-indent="0in" fo:end-indent="0in"/>
          <style:column style:rel-width="2493*" fo:start-indent="0in" fo:end-indent="0in"/>
        </style:columns>
      </style:section-properties>
    </style:style>
    <style:style style:name="P53" style:parent-style-name="Standard" style:family="paragraph">
      <style:text-properties fo:background-color="#FFFF00"/>
    </style:style>
    <style:style style:name="P54" style:parent-style-name="Standard" style:family="paragraph">
      <style:text-properties fo:background-color="#FFFF00"/>
    </style:style>
    <style:style style:name="P55" style:parent-style-name="Standard" style:family="paragraph">
      <style:text-properties fo:background-color="#FFFF00"/>
    </style:style>
    <style:style style:name="P56" style:parent-style-name="Standard" style:family="paragraph">
      <style:text-properties fo:background-color="#FFFF00"/>
    </style:style>
    <style:style style:name="P57" style:parent-style-name="Standard" style:family="paragraph">
      <style:text-properties fo:background-color="#FFFF00"/>
    </style:style>
    <style:style style:name="P58" style:parent-style-name="Standard" style:family="paragraph">
      <style:text-properties fo:background-color="#FFFF00"/>
    </style:style>
    <style:style style:name="P59" style:parent-style-name="Standard" style:family="paragraph">
      <style:text-properties fo:background-color="#FFFF00"/>
    </style:style>
    <style:style style:name="P60" style:parent-style-name="Standard" style:family="paragraph">
      <style:text-properties fo:background-color="#FFFF00"/>
    </style:style>
    <style:style style:name="P61" style:parent-style-name="Standard" style:family="paragraph">
      <style:text-properties fo:background-color="#FFFF00"/>
    </style:style>
    <style:style style:name="P62" style:parent-style-name="Standard" style:family="paragraph">
      <style:text-properties fo:background-color="#FFFF00"/>
    </style:style>
    <style:style style:name="P63" style:parent-style-name="Standard" style:family="paragraph">
      <style:text-properties fo:background-color="#FFFF00"/>
    </style:style>
    <style:style style:name="P64" style:parent-style-name="Standard" style:family="paragraph">
      <style:text-properties fo:background-color="#FFFF00"/>
    </style:style>
    <style:style style:name="P65" style:parent-style-name="Standard" style:family="paragraph">
      <style:text-properties fo:background-color="#FFFF00"/>
    </style:style>
    <style:style style:name="P66" style:parent-style-name="Standard" style:family="paragraph">
      <style:text-properties fo:background-color="#FFFF00"/>
    </style:style>
    <style:style style:name="T67" style:parent-style-name="Fuentedepárrafopredeter." style:family="text">
      <style:text-properties fo:color="#111111" fo:background-color="#FFFF00"/>
    </style:style>
    <style:style style:name="P68" style:parent-style-name="Standard" style:family="paragraph">
      <style:text-properties fo:background-color="#FFFF00"/>
    </style:style>
    <style:style style:name="P69" style:parent-style-name="Standard" style:family="paragraph">
      <style:text-properties fo:background-color="#FFFF00"/>
    </style:style>
    <style:style style:name="P70" style:parent-style-name="Standard" style:family="paragraph">
      <style:text-properties fo:background-color="#FFFF00"/>
    </style:style>
    <style:style style:name="P71" style:parent-style-name="Standard" style:family="paragraph">
      <style:text-properties fo:background-color="#FFFF00"/>
    </style:style>
    <style:style style:name="P72" style:parent-style-name="Standard" style:family="paragraph">
      <style:text-properties fo:background-color="#FFFF00"/>
    </style:style>
    <style:style style:name="P73" style:parent-style-name="Standard" style:family="paragraph">
      <style:text-properties fo:background-color="#FFFF00"/>
    </style:style>
    <style:style style:name="P74" style:parent-style-name="Standard" style:family="paragraph">
      <style:text-properties fo:background-color="#FFFF00"/>
    </style:style>
    <style:style style:name="P75" style:parent-style-name="Standard" style:family="paragraph">
      <style:text-properties fo:background-color="#FFFF00"/>
    </style:style>
    <style:style style:name="P76" style:parent-style-name="Standard" style:family="paragraph">
      <style:text-properties fo:background-color="#FFFF00"/>
    </style:style>
    <style:style style:name="P77" style:parent-style-name="Standard" style:family="paragraph">
      <style:text-properties fo:background-color="#FFFF00"/>
    </style:style>
    <style:style style:name="T78" style:parent-style-name="Fuentedepárrafopredeter." style:family="text">
      <style:text-properties fo:color="#111111" fo:background-color="#FFFF00"/>
    </style:style>
    <style:style style:name="P79" style:parent-style-name="Standard" style:family="paragraph">
      <style:text-properties fo:background-color="#FFFF00"/>
    </style:style>
    <style:style style:name="P80" style:parent-style-name="Standard" style:family="paragraph">
      <style:text-properties fo:background-color="#FFFF00"/>
    </style:style>
    <style:style style:name="P81" style:parent-style-name="Standard" style:family="paragraph">
      <style:text-properties fo:background-color="#FFFF00"/>
    </style:style>
    <style:style style:name="P82" style:parent-style-name="Standard" style:family="paragraph">
      <style:text-properties fo:background-color="#FFFF00"/>
    </style:style>
    <style:style style:name="P83" style:parent-style-name="Standard" style:family="paragraph">
      <style:text-properties fo:background-color="#FFFF00"/>
    </style:style>
    <style:style style:name="P84" style:parent-style-name="Standard" style:family="paragraph">
      <style:text-properties fo:background-color="#FFFF00"/>
    </style:style>
    <style:style style:name="T85" style:parent-style-name="Fuentedepárrafopredeter." style:family="text">
      <style:text-properties fo:background-color="#FFFF00"/>
    </style:style>
    <style:style style:name="S2" style:family="section">
      <style:section-properties fo:margin-left="0in" fo:margin-right="0in" style:writing-mode="lr-tb"/>
    </style:style>
    <style:style style:name="P86" style:parent-style-name="Standard" style:family="paragraph">
      <style:text-properties fo:background-color="#FFFF00"/>
    </style:style>
    <style:style style:name="P87" style:parent-style-name="Standard" style:family="paragraph">
      <style:text-properties fo:background-color="#FFFF00"/>
    </style:style>
    <style:style style:name="P88" style:parent-style-name="Standard" style:family="paragraph">
      <style:text-properties fo:background-color="#FFFF00"/>
    </style:style>
    <style:style style:name="P89" style:parent-style-name="Standard" style:family="paragraph">
      <style:text-properties fo:background-color="#FFFF00"/>
    </style:style>
    <style:style style:name="T90" style:parent-style-name="Fuentedepárrafopredeter." style:family="text">
      <style:text-properties fo:background-color="#FFFF00"/>
    </style:style>
    <style:style style:name="P91" style:parent-style-name="Standard" style:family="paragraph">
      <style:text-properties fo:background-color="#FFFF00"/>
    </style:style>
    <style:style style:name="P92" style:parent-style-name="Standard" style:family="paragraph">
      <style:text-properties fo:font-size="10pt" style:font-size-asian="10pt" style:font-size-complex="10pt" fo:background-color="#FFFF00"/>
    </style:style>
    <style:style style:name="P93" style:parent-style-name="Standard" style:family="paragraph">
      <style:text-properties fo:font-size="10pt" style:font-size-asian="10pt" style:font-size-complex="10pt" fo:background-color="#FFFF00"/>
    </style:style>
    <style:style style:name="P94" style:parent-style-name="Standard" style:family="paragraph">
      <style:text-properties fo:font-size="10pt" style:font-size-asian="10pt" style:font-size-complex="10pt" fo:background-color="#FFFF00"/>
    </style:style>
    <style:style style:name="P95" style:parent-style-name="Standard" style:family="paragraph">
      <style:text-properties fo:font-size="10pt" style:font-size-asian="10pt" style:font-size-complex="10pt" fo:background-color="#FFFF00"/>
    </style:style>
    <style:style style:name="P96" style:parent-style-name="Standard" style:family="paragraph">
      <style:text-properties fo:font-size="10pt" style:font-size-asian="10pt" style:font-size-complex="10pt" fo:background-color="#FFFF00"/>
    </style:style>
    <style:style style:name="P97" style:parent-style-name="Standard" style:family="paragraph">
      <style:text-properties fo:font-size="10pt" style:font-size-asian="10pt" style:font-size-complex="10pt" fo:background-color="#FFFF00"/>
    </style:style>
    <style:style style:name="T98" style:parent-style-name="Fuentedepárrafopredeter." style:family="text">
      <style:text-properties fo:font-size="10pt" style:font-size-asian="10pt" style:font-size-complex="10pt" fo:background-color="#FFFF00"/>
    </style:style>
    <style:style style:name="T99" style:parent-style-name="Fuentedepárrafopredeter." style:family="text">
      <style:text-properties fo:background-color="#FFFF00"/>
    </style:style>
    <style:style style:name="P100" style:parent-style-name="Standard" style:family="paragraph">
      <style:text-properties fo:background-color="#FFFF00"/>
    </style:style>
    <style:style style:name="S3" style:family="section">
      <style:section-properties fo:margin-left="0in" fo:margin-right="0in" style:writing-mode="lr-tb">
        <style:columns fo:column-count="4">
          <style:column style:rel-width="2493*" fo:start-indent="0in" fo:end-indent="0in"/>
          <style:column style:rel-width="2493*" fo:start-indent="0in" fo:end-indent="0in"/>
          <style:column style:rel-width="2493*" fo:start-indent="0in" fo:end-indent="0in"/>
          <style:column style:rel-width="2493*" fo:start-indent="0in" fo:end-indent="0in"/>
        </style:columns>
      </style:section-properties>
    </style:style>
    <style:style style:name="P101" style:parent-style-name="Standard" style:family="paragraph">
      <style:text-properties fo:background-color="#FFFF00"/>
    </style:style>
    <style:style style:name="P102" style:parent-style-name="Standard" style:family="paragraph">
      <style:text-properties fo:background-color="#FFFF00"/>
    </style:style>
    <style:style style:name="P103" style:parent-style-name="Standard" style:family="paragraph">
      <style:text-properties fo:background-color="#FFFF00"/>
    </style:style>
    <style:style style:name="P104" style:parent-style-name="Standard" style:family="paragraph">
      <style:text-properties fo:background-color="#FFFF00"/>
    </style:style>
    <style:style style:name="P105" style:parent-style-name="Standard" style:family="paragraph">
      <style:text-properties fo:background-color="#FFFF00"/>
    </style:style>
    <style:style style:name="P106" style:parent-style-name="Standard" style:family="paragraph">
      <style:text-properties fo:background-color="#FFFF00"/>
    </style:style>
    <style:style style:name="P107" style:parent-style-name="Standard" style:family="paragraph">
      <style:text-properties fo:background-color="#FFFF00"/>
    </style:style>
    <style:style style:name="P108" style:parent-style-name="Standard" style:family="paragraph">
      <style:text-properties fo:background-color="#FFFF00"/>
    </style:style>
    <style:style style:name="P109" style:parent-style-name="Standard" style:family="paragraph">
      <style:text-properties fo:background-color="#FFFF00"/>
    </style:style>
    <style:style style:name="P110" style:parent-style-name="Standard" style:family="paragraph">
      <style:text-properties fo:background-color="#FFFF00"/>
    </style:style>
    <style:style style:name="P111" style:parent-style-name="Standard" style:family="paragraph">
      <style:text-properties fo:background-color="#FFFF00"/>
    </style:style>
    <style:style style:name="P112" style:parent-style-name="Standard" style:family="paragraph">
      <style:text-properties fo:background-color="#FFFF00"/>
    </style:style>
    <style:style style:name="P113" style:parent-style-name="Standard" style:family="paragraph">
      <style:text-properties fo:background-color="#FFFF00"/>
    </style:style>
    <style:style style:name="P114" style:parent-style-name="Standard" style:family="paragraph">
      <style:text-properties fo:background-color="#FFFF00"/>
    </style:style>
    <style:style style:name="P115" style:parent-style-name="Standard" style:family="paragraph">
      <style:text-properties fo:background-color="#FFFF00"/>
    </style:style>
    <style:style style:name="P116" style:parent-style-name="Standard" style:family="paragraph">
      <style:text-properties fo:background-color="#FFFF00"/>
    </style:style>
    <style:style style:name="P117" style:parent-style-name="Standard" style:family="paragraph">
      <style:text-properties fo:background-color="#FFFF00"/>
    </style:style>
    <style:style style:name="P118" style:parent-style-name="Standard" style:family="paragraph">
      <style:text-properties fo:background-color="#FFFF00"/>
    </style:style>
    <style:style style:name="P119" style:parent-style-name="Standard" style:family="paragraph">
      <style:text-properties fo:background-color="#FFFF00"/>
    </style:style>
    <style:style style:name="P120" style:parent-style-name="Standard" style:family="paragraph">
      <style:text-properties fo:background-color="#FFFF00"/>
    </style:style>
    <style:style style:name="P121" style:parent-style-name="Standard" style:family="paragraph">
      <style:text-properties fo:background-color="#FFFF00"/>
    </style:style>
    <style:style style:name="P122" style:parent-style-name="Standard" style:family="paragraph">
      <style:text-properties fo:background-color="#FFFF00"/>
    </style:style>
    <style:style style:name="P123" style:parent-style-name="Standard" style:family="paragraph">
      <style:text-properties fo:background-color="#FFFF00"/>
    </style:style>
    <style:style style:name="P124" style:parent-style-name="Standard" style:family="paragraph">
      <style:text-properties fo:background-color="#FFFF00"/>
    </style:style>
    <style:style style:name="P125" style:parent-style-name="Standard" style:family="paragraph">
      <style:text-properties fo:background-color="#FFFF00"/>
    </style:style>
    <style:style style:name="P126" style:parent-style-name="Standard" style:family="paragraph">
      <style:text-properties fo:background-color="#FFFF00"/>
    </style:style>
    <style:style style:name="P127" style:parent-style-name="Standard" style:family="paragraph">
      <style:text-properties fo:background-color="#FFFF00"/>
    </style:style>
    <style:style style:name="T128" style:parent-style-name="Fuentedepárrafopredeter." style:family="text">
      <style:text-properties fo:background-color="#FFFF00"/>
    </style:style>
    <style:style style:name="S4" style:family="section">
      <style:section-properties fo:margin-left="0in" fo:margin-right="0in" style:writing-mode="lr-tb"/>
    </style:style>
    <style:style style:name="P129" style:parent-style-name="Standard" style:family="paragraph">
      <style:text-properties fo:background-color="#FFFF00"/>
    </style:style>
    <style:style style:name="P130" style:parent-style-name="Standard" style:family="paragraph">
      <style:text-properties fo:background-color="#FFFF00"/>
    </style:style>
    <style:style style:name="P131" style:parent-style-name="Standard" style:family="paragraph">
      <style:text-properties fo:background-color="#FFFF00"/>
    </style:style>
    <style:style style:name="P132" style:parent-style-name="Standard" style:family="paragraph">
      <style:text-properties fo:background-color="#FFFF00"/>
    </style:style>
    <style:style style:name="P133" style:parent-style-name="Standard" style:family="paragraph">
      <style:text-properties fo:background-color="#FFFF00"/>
    </style:style>
    <style:style style:name="T134" style:parent-style-name="Fuentedepárrafopredeter." style:family="text">
      <style:text-properties fo:background-color="#FFFF00"/>
    </style:style>
    <style:style style:name="P135" style:parent-style-name="Standard" style:family="paragraph">
      <style:text-properties fo:background-color="#FFFF00"/>
    </style:style>
    <style:style style:name="P136" style:parent-style-name="Standard" style:family="paragraph">
      <style:text-properties fo:background-color="#FFFF00"/>
    </style:style>
    <style:style style:name="P137" style:parent-style-name="Standard" style:family="paragraph">
      <style:text-properties fo:background-color="#FFFF00"/>
    </style:style>
    <style:style style:name="T138" style:parent-style-name="Fuentedepárrafopredeter." style:family="text">
      <style:text-properties fo:background-color="#FFFF00"/>
    </style:style>
    <style:style style:name="T139" style:parent-style-name="Fuentedepárrafopredeter." style:family="text">
      <style:text-properties fo:background-color="#FFFF00"/>
    </style:style>
    <style:style style:name="P140" style:parent-style-name="Standard" style:family="paragraph">
      <style:text-properties fo:background-color="#FFFF00"/>
    </style:style>
    <style:style style:name="T141" style:parent-style-name="Fuentedepárrafopredeter." style:family="text">
      <style:text-properties fo:background-color="#FFFF00"/>
    </style:style>
    <style:style style:name="P142" style:parent-style-name="Standard" style:family="paragraph">
      <style:text-properties fo:background-color="#FFFF00"/>
    </style:style>
    <style:style style:name="T143" style:parent-style-name="Fuentedepárrafopredeter." style:family="text">
      <style:text-properties fo:background-color="#FFFF00"/>
    </style:style>
    <style:style style:name="T144" style:parent-style-name="Fuentedepárrafopredeter." style:family="text">
      <style:text-properties fo:background-color="#FFFF00"/>
    </style:style>
    <style:style style:name="T145" style:parent-style-name="Fuentedepárrafopredeter." style:family="text">
      <style:text-properties fo:background-color="#FFFF00"/>
    </style:style>
    <style:style style:name="P146" style:parent-style-name="Standard" style:family="paragraph">
      <style:text-properties fo:background-color="#FFFF00"/>
    </style:style>
    <style:style style:name="T147" style:parent-style-name="Fuentedepárrafopredeter." style:family="text">
      <style:text-properties fo:background-color="#FFFF00"/>
    </style:style>
    <style:style style:name="T148" style:parent-style-name="Fuentedepárrafopredeter." style:family="text">
      <style:text-properties fo:background-color="#FFFF00"/>
    </style:style>
    <style:style style:name="P149" style:parent-style-name="Standard" style:family="paragraph">
      <style:text-properties fo:font-size="10pt" style:font-size-asian="10pt" style:font-size-complex="10pt" fo:background-color="#FFFF00"/>
    </style:style>
    <style:style style:name="P150" style:parent-style-name="Standard" style:family="paragraph">
      <style:text-properties fo:font-size="10pt" style:font-size-asian="10pt" style:font-size-complex="10pt" fo:background-color="#FFFF00"/>
    </style:style>
    <style:style style:name="P151" style:parent-style-name="Standard" style:family="paragraph">
      <style:text-properties fo:font-size="10pt" style:font-size-asian="10pt" style:font-size-complex="10pt" fo:background-color="#FFFF00"/>
    </style:style>
    <style:style style:name="P152" style:parent-style-name="Standard" style:family="paragraph">
      <style:text-properties fo:font-size="10pt" style:font-size-asian="10pt" style:font-size-complex="10pt" fo:background-color="#FFFF00"/>
    </style:style>
    <style:style style:name="P153" style:parent-style-name="Standard" style:family="paragraph">
      <style:text-properties fo:font-size="10pt" style:font-size-asian="10pt" style:font-size-complex="10pt" fo:background-color="#FFFF00"/>
    </style:style>
    <style:style style:name="P154" style:parent-style-name="Standard" style:family="paragraph">
      <style:text-properties fo:font-size="10pt" style:font-size-asian="10pt" style:font-size-complex="10pt" fo:background-color="#FFFF00"/>
    </style:style>
    <style:style style:name="P155" style:parent-style-name="Standard" style:family="paragraph">
      <style:text-properties fo:font-size="10pt" style:font-size-asian="10pt" style:font-size-complex="10pt" fo:background-color="#FFFF00"/>
    </style:style>
    <style:style style:name="P156" style:parent-style-name="Standard" style:family="paragraph">
      <style:text-properties fo:font-size="10pt" style:font-size-asian="10pt" style:font-size-complex="10pt" fo:background-color="#FFFF00"/>
    </style:style>
    <style:style style:name="P157" style:parent-style-name="Standard" style:family="paragraph">
      <style:text-properties fo:font-size="10pt" style:font-size-asian="10pt" style:font-size-complex="10pt" fo:background-color="#FFFF00"/>
    </style:style>
    <style:style style:name="P158" style:parent-style-name="Standard" style:family="paragraph">
      <style:text-properties fo:font-size="10pt" style:font-size-asian="10pt" style:font-size-complex="10pt" fo:background-color="#FFFF00"/>
    </style:style>
    <style:style style:name="T159" style:parent-style-name="Fuentedepárrafopredeter." style:family="text">
      <style:text-properties fo:font-size="10pt" style:font-size-asian="10pt" style:font-size-complex="10pt" fo:background-color="#FFFF00"/>
    </style:style>
    <style:style style:name="P160" style:parent-style-name="Standard" style:family="paragraph">
      <style:text-properties fo:background-color="#FFFF00"/>
    </style:style>
    <style:style style:name="P161" style:parent-style-name="Standard" style:family="paragraph">
      <style:text-properties fo:background-color="#FFFF00"/>
    </style:style>
    <style:style style:name="P162" style:parent-style-name="Standard" style:family="paragraph">
      <style:text-properties fo:background-color="#FFFF00"/>
    </style:style>
    <style:style style:name="T163" style:parent-style-name="Fuentedepárrafopredeter." style:family="text">
      <style:text-properties fo:background-color="#FFFF00"/>
    </style:style>
    <style:style style:name="T164" style:parent-style-name="Fuentedepárrafopredeter." style:family="text">
      <style:text-properties fo:background-color="#FFFF00"/>
    </style:style>
    <style:style style:name="P165" style:parent-style-name="Standard" style:family="paragraph">
      <style:text-properties fo:background-color="#FFFF00"/>
    </style:style>
    <style:style style:name="P166" style:parent-style-name="Standard" style:family="paragraph">
      <style:text-properties fo:background-color="#FFFF00"/>
    </style:style>
    <style:style style:name="P167" style:parent-style-name="Standard" style:family="paragraph">
      <style:text-properties fo:background-color="#FFFF00"/>
    </style:style>
    <style:style style:name="T168" style:parent-style-name="Fuentedepárrafopredeter." style:family="text">
      <style:text-properties fo:background-color="#FFFF00"/>
    </style:style>
    <style:style style:name="P169" style:parent-style-name="Standard" style:family="paragraph">
      <style:text-properties fo:background-color="#FFFF00"/>
    </style:style>
    <style:style style:name="P170" style:parent-style-name="Standard" style:family="paragraph">
      <style:text-properties fo:background-color="#FFFF00"/>
    </style:style>
    <style:style style:name="P171" style:parent-style-name="Standard" style:family="paragraph">
      <style:text-properties fo:background-color="#FFFF00"/>
    </style:style>
    <style:style style:name="P172" style:parent-style-name="Standard" style:family="paragraph">
      <style:text-properties fo:background-color="#FFFF00"/>
    </style:style>
    <style:style style:name="P173" style:parent-style-name="Standard" style:family="paragraph">
      <style:text-properties fo:background-color="#FFFF00"/>
    </style:style>
    <style:style style:name="T174" style:parent-style-name="Fuentedepárrafopredeter." style:family="text">
      <style:text-properties fo:background-color="#FFFF00"/>
    </style:style>
  </office:automatic-styles>
  <office:body>
    <office:text text:use-soft-page-breaks="true">
      <text:p text:style-name="P1">d1-c1)</text:p>
      <text:p text:style-name="P2">amosar nomes de personaxes que teñan unha letra 'a' <text:s/>e unha letra 'n' no seu nome</text:p>
      <text:p text:style-name="P3">karnas</text:p>
      <text:p text:style-name="P4">lian</text:p>
      <text:p text:style-name="P5">tagana</text:p>
      <text:p text:style-name="P6"/>
      <text:p text:style-name="P7">d1-c1')</text:p>
      <text:p text:style-name="P8">amosar nomes de actores <text:s/>que teñan unha letra 'y' <text:s/>ou unha letra 'j' no seu nome</text:p>
      <text:p text:style-name="P9">nimoy</text:p>
      <text:p text:style-name="P10">kelley</text:p>
      <text:p text:style-name="P11">yuan</text:p>
      <text:p text:style-name="P12">julia</text:p>
      <text:p text:style-name="P13">gray</text:p>
      <text:p text:style-name="Standard"><text:span text:style-name="T14">brandy</text:span></text:p>
      <text:p text:style-name="P15"/>
      <text:p text:style-name="P16">d1-c3)</text:p>
      <text:p text:style-name="P17">de cantos actores non se coñece a data de nacemento?</text:p>
      <text:p text:style-name="P18">Resultado: <text:s/>5</text:p>
      <text:p text:style-name="P19"/>
      <text:p text:style-name="P20">d1-c3')</text:p>
      <text:p text:style-name="P21">de cantos interpretes de series <text:s/>non se coñece as horas que levan traballadas?</text:p>
      <text:p text:style-name="P22">Resultado: 8</text:p>
      <text:p text:style-name="P23"/>
      <text:p text:style-name="P24">d1-c4)</text:p>
      <text:p text:style-name="P25">cantas horas de rodaxe empregou o actor de codigo 'a1' en todas as series nas que interviu.</text:p>
      <text:p text:style-name="Standard"><text:span text:style-name="T26">Resultado: 800</text:span></text:p>
      <text:p text:style-name="Standard"/>
      <text:p text:style-name="P27">d1-c4')</text:p>
      <text:p text:style-name="P28">canto cobran de media por hora os actores de nacionalidade 'espanha' ( nota o que cobra por hora un actor e o que se denomina cachehora)</text:p>
      <text:p text:style-name="Standard"><text:span text:style-name="T29">resultado: 233.333333</text:span></text:p>
      <text:p text:style-name="Standard"/>
      <text:p text:style-name="P30">d1-c5) amosar os nomes <text:s/>dos naves que se usan para visitar planetas na serie de codigo 's1' <text:s/></text:p>
      <text:p text:style-name="P31">enterprise</text:p>
      <text:p text:style-name="Standard"><text:span text:style-name="T32">voyager</text:span></text:p>
      <text:p text:style-name="Standard"/>
      <text:p text:style-name="Standard"><text:span text:style-name="T33">d1-c6)</text:span></text:p>
      <text:p text:style-name="P34">amosar os nomes dos planetas da galaxia <text:s/>'via_lactea'</text:p>
      <text:p text:style-name="P35"/>
      <text:p text:style-name="P36">terra</text:p>
      <text:p text:style-name="P37">mart</text:p>
      <text:p text:style-name="P38">xupiter</text:p>
      <text:p text:style-name="P39">saturno</text:p>
      <text:p text:style-name="P40">neptuno</text:p>
      <text:p text:style-name="Standard"><text:span text:style-name="T41">volcano</text:span></text:p>
      <text:p text:style-name="Standard"/>
      <text:p text:style-name="Standard"/>
      <text:p text:style-name="Standard"/>
      <text:p text:style-name="Standard"/>
      <text:p text:style-name="Standard"/>
      <text:p text:style-name="P42">d1-c6')<text:s text:c="2"/>amosar os nomes dos personaxes que teñan de graduación 'oficial'</text:p>
      <text:p text:style-name="P43"/>
      <text:p text:style-name="P44">chekov</text:p>
      <text:p text:style-name="P45">ear</text:p>
      <text:p text:style-name="P46">prak</text:p>
      <text:p text:style-name="P47">tomalak</text:p>
      <text:p text:style-name="P48">ronin</text:p>
      <text:p text:style-name="P49">sissy</text:p>
      <text:p text:style-name="Standard"><text:span text:style-name="T50">kira</text:span></text:p>
      <text:p text:style-name="Standard"/>
      <text:p text:style-name="P51">d2-c0) amosar os nomes dos personaxes que estando na base de datos non están relacionados todavía con ninguna película</text:p>
      <text:p text:style-name="P52"/>
      <text:section text:name="Sect1" text:style-name="S1">
        <text:p text:style-name="P53">sovak</text:p>
        <text:p text:style-name="P54">kor</text:p>
        <text:p text:style-name="P55">ronin</text:p>
        <text:p text:style-name="P56">devour</text:p>
        <text:p text:style-name="P57">letek</text:p>
        <text:p text:style-name="P58">ardor</text:p>
        <text:p text:style-name="P59">solok</text:p>
        <text:p text:style-name="P60">lag</text:p>
        <text:p text:style-name="P61">kurn</text:p>
        <text:p text:style-name="P62">comic</text:p>
        <text:p text:style-name="P63">karnas</text:p>
        <text:p text:style-name="P64">lian</text:p>
        <text:p text:style-name="P65">lures</text:p>
        <text:p text:style-name="P66">kamala</text:p>
        <text:p text:style-name="Standard"><text:span text:style-name="T67">maccoy</text:span></text:p>
        <text:p text:style-name="P68">tagana</text:p>
        <text:p text:style-name="P69">gilora</text:p>
        <text:p text:style-name="P70">kraal</text:p>
        <text:p text:style-name="P71">grilka</text:p>
        <text:p text:style-name="P72">morn</text:p>
        <text:p text:style-name="P73">garak</text:p>
        <text:p text:style-name="P74">nog</text:p>
        <text:p text:style-name="P75">rom</text:p>
        <text:p text:style-name="P76">tiron</text:p>
        <text:p text:style-name="P77">brunt</text:p>
        <text:p text:style-name="Standard"><text:span text:style-name="T78">scott</text:span></text:p>
        <text:p text:style-name="P79">ducat</text:p>
        <text:p text:style-name="P80">boogie</text:p>
        <text:p text:style-name="P81">gull</text:p>
        <text:p text:style-name="P82">quark</text:p>
        <text:p text:style-name="P83">dax</text:p>
        <text:p text:style-name="P84">sissy</text:p>
        <text:p text:style-name="Standard"><text:span text:style-name="T85">kira</text:span></text:p>
        <text:p text:style-name="Standard"/>
      </text:section>
      <text:section text:name="Sect2" text:style-name="S2">
        <text:p text:style-name="Standard"/>
        <text:p text:style-name="P86">d2-c0') amosar nomes de planetas que non foron visitados:</text:p>
        <text:p text:style-name="P87">lobar</text:p>
        <text:p text:style-name="P88">gork</text:p>
        <text:p text:style-name="P89">neptuno</text:p>
        <text:p text:style-name="Standard"><text:span text:style-name="T90">vulcano</text:span></text:p>
        <text:p text:style-name="Standard"/>
        <text:p text:style-name="Standard">d2-c3)</text:p>
        <text:p text:style-name="P91">amosar nomes de actores que participan <text:s/>polo menos unha vez nunha serie e polo menos unha vez <text:s/>nunha pelicula (as duas cousas a vez)</text:p>
        <text:p text:style-name="P92">shatner</text:p>
        <text:p text:style-name="P93">nimoy</text:p>
        <text:p text:style-name="P94">kelley</text:p>
        <text:p text:style-name="P95">doohan</text:p>
        <text:p text:style-name="P96">luis</text:p>
        <text:p text:style-name="P97">pedro</text:p>
        <text:p text:style-name="Standard"><text:span text:style-name="T98">yuan</text:span></text:p>
        <text:p text:style-name="Standard"/>
        <text:p text:style-name="Standard">d2-c3')<text:s/><text:span text:style-name="T99">amosar nomes de personaxes que non <text:s/>participan <text:s/>en series nen en peliculas</text:span></text:p>
        <text:p text:style-name="P100"/>
      </text:section>
      <text:section text:name="Sect3" text:style-name="S3">
        <text:p text:style-name="P101">lures</text:p>
        <text:p text:style-name="P102">tagana</text:p>
        <text:p text:style-name="P103">gilora</text:p>
        <text:p text:style-name="P104">lian</text:p>
        <text:p text:style-name="P105">solok</text:p>
        <text:p text:style-name="P106">brunt</text:p>
        <text:p text:style-name="P107">ducat</text:p>
        <text:p text:style-name="P108">lag</text:p>
        <text:p text:style-name="P109">sissy</text:p>
        <text:p text:style-name="P110">devour</text:p>
        <text:p text:style-name="P111">comic</text:p>
        <text:p text:style-name="P112">kraal</text:p>
        <text:p text:style-name="P113">letek</text:p>
        <text:p text:style-name="P114">nog</text:p>
        <text:p text:style-name="P115">ardor</text:p>
        <text:p text:style-name="P116">tiron</text:p>
        <text:p text:style-name="P117">dax</text:p>
        <text:p text:style-name="P118">karnas</text:p>
        <text:p text:style-name="P119">garak</text:p>
        <text:p text:style-name="P120">rom</text:p>
        <text:p text:style-name="P121">grilka</text:p>
        <text:p text:style-name="P122">gull</text:p>
        <text:p text:style-name="P123">quark</text:p>
        <text:p text:style-name="P124">kira</text:p>
        <text:p text:style-name="P125">morn</text:p>
        <text:p text:style-name="P126">boogie</text:p>
        <text:p text:style-name="P127">kamala</text:p>
        <text:p text:style-name="Standard"><text:span text:style-name="T128">kurn</text:span></text:p>
        <text:p text:style-name="Standard"/>
      </text:section>
      <text:section text:name="Sect4" text:style-name="S4">
        <text:p text:style-name="Standard"/>
        <text:p text:style-name="P129">d2-c4) <text:s/></text:p>
        <text:p text:style-name="P130">amosar os nomes dos personaxes que son soldados e non dependen de ningun outro personaxe.</text:p>
        <text:p text:style-name="P131">vekor</text:p>
        <text:p text:style-name="P132">lag</text:p>
        <text:p text:style-name="P133">kamala</text:p>
        <text:p text:style-name="Standard"><text:span text:style-name="T134">garak</text:span></text:p>
        <text:p text:style-name="Standard"/>
        <text:p text:style-name="P135">d2-c4') amosar os nomes dos actores que cobren 200 de cachehora dos que non se sepa a data de nacemento:</text:p>
        <text:p text:style-name="P136"/>
        <text:p text:style-name="P137">koenig</text:p>
        <text:p text:style-name="Standard"><text:span text:style-name="T138">ana</text:span></text:p>
        <text:p text:style-name="Standard"/>
        <text:p text:style-name="Standard"><text:s/><text:span text:style-name="T139">d2-c5)</text:span></text:p>
        <text:p text:style-name="P140">amosa o numero de <text:s/>personaxes que interpreta o actor de codigo 'a18' <text:s/>na serie de nome 'deep_space_nine';</text:p>
        <text:p text:style-name="Standard"><text:span text:style-name="T141">resultado : 2</text:span></text:p>
        <text:p text:style-name="Standard"/>
        <text:p text:style-name="Standard"><text:s/>d2-c6)</text:p>
        <text:p text:style-name="P142">amosar nomes de naves que non <text:s/>teñen lanzaderas</text:p>
        <text:p text:style-name="Standard"><text:span text:style-name="T143">resultado: <text:s/>speedo</text:span></text:p>
        <text:p text:style-name="Standard"/>
        <text:p text:style-name="Standard"/>
        <text:p text:style-name="Standard">d3-c7) <text:s/>NON FACER</text:p>
        <text:p text:style-name="Standard"><text:s/><text:span text:style-name="T144">cantos klingon proceden de planetas visitados na serie que ten por titulo 'enterprise'</text:span></text:p>
        <text:p text:style-name="Standard"><text:span text:style-name="T145">resultado: 14</text:span></text:p>
        <text:p text:style-name="Standard"/>
        <text:p text:style-name="Standard"/>
        <text:p text:style-name="Standard">d3-c8)</text:p>
        <text:p text:style-name="P146">canto cobran de media por hora os actores tendo en conta os nulos:</text:p>
        <text:p text:style-name="Standard"><text:span text:style-name="T147">192.592593</text:span></text:p>
        <text:p text:style-name="Standard"/>
        <text:p text:style-name="Standard">d3- c10 )<text:s/><text:span text:style-name="T148">NON FACER amosar codigos de lanzaderas que se usaron para visitar o planeta 'mart' na serie 'next_generation'.</text:span></text:p>
        <text:p text:style-name="P149">n4 <text:s text:c="9"/>11</text:p>
        <text:p text:style-name="P150">n4 <text:s text:c="9"/>10</text:p>
        <text:p text:style-name="P151">n4 <text:s text:c="10"/>9</text:p>
        <text:p text:style-name="P152">n4 <text:s text:c="10"/>8</text:p>
        <text:p text:style-name="P153">n4 <text:s text:c="10"/>7</text:p>
        <text:p text:style-name="P154">n4 <text:s text:c="10"/>6</text:p>
        <text:p text:style-name="P155">n4 <text:s text:c="10"/>5</text:p>
        <text:p text:style-name="P156">n4 <text:s text:c="10"/>4</text:p>
        <text:p text:style-name="P157">n2 <text:s text:c="10"/>3</text:p>
        <text:p text:style-name="P158">n2 <text:s text:c="10"/>2</text:p>
        <text:p text:style-name="Standard"><text:span text:style-name="T159">n2 <text:s text:c="10"/>1</text:span></text:p>
        <text:p text:style-name="Standard"/>
        <text:p text:style-name="Standard"/>
        <text:p text:style-name="Standard"/>
        <text:p text:style-name="Standard"/>
        <text:p text:style-name="Standard">d3-c12)</text:p>
        <text:p text:style-name="P160">amosar nomes de actores de series que interpreten personaxes que teñen una letra 'y' no seu nome de personaxe:</text:p>
        <text:p text:style-name="P161">beatriz</text:p>
        <text:p text:style-name="P162">kelley</text:p>
        <text:p text:style-name="Standard"><text:span text:style-name="T163">luis</text:span></text:p>
        <text:p text:style-name="Standard"/>
        <text:p text:style-name="Standard"/>
        <text:p text:style-name="Standard">d3-c13)DIFICIL .<text:s/><text:span text:style-name="T164">amosar nomes de actores que teñan polo menos unha letra ' a' , <text:s/>de series <text:s/>interpretadas por <text:s/>personaxes que teñen una letra 'a' no seu nome de personaxe</text:span></text:p>
        <text:p text:style-name="P165">yuan</text:p>
        <text:p text:style-name="P166">beatriz</text:p>
        <text:p text:style-name="P167">veronica</text:p>
        <text:p text:style-name="Standard"><text:span text:style-name="T168">gray</text:span></text:p>
        <text:p text:style-name="Standard"/>
        <text:p text:style-name="P169">d3-c14) DIFICIL</text:p>
        <text:p text:style-name="P170">amosar os nomes dos personaxes dos que dependen directamente soldados</text:p>
        <text:p text:style-name="P171">word</text:p>
        <text:p text:style-name="P172">letek</text:p>
        <text:p text:style-name="P173">ardor</text:p>
        <text:p text:style-name="Standard"><text:span text:style-name="T174">solok</text:span></text:p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Helvetica" svg:font-family="Helvetica" style:font-family-generic="swiss" style:font-pitch="variable" svg:panose-1="2 11 6 4 2 2 2 2 2 4"/>
    <style:font-face style:name="DejaVu LGC Sans" svg:font-family="DejaVu LGC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 PL UMing HK" svg:font-family="AR PL UMing HK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Helvetica" style:font-name-asian="DejaVu LGC Sans" style:font-name-complex="DejaVu LGC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 PL UMing HK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Puesto" style:display-name="Puesto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Subtítulo" style:display-name="Subtítulo" style:family="paragraph" style:parent-style-name="Puest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asian="Helvetica" style:font-name-complex="Helvetic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asian="Helvetica" style:font-name-complex="Helvetic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Helvetica" style:font-name-complex="Helvetic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ndar</meta:initial-creator>
    <dc:creator>Windar</dc:creator>
    <meta:creation-date>2010-12-12T11:28:00Z</meta:creation-date>
    <dc:date>2022-12-14T15:16:00Z</dc:date>
    <meta:template xlink:href="Normal.dotm" xlink:type="simple"/>
    <meta:editing-cycles>4</meta:editing-cycles>
    <meta:editing-duration>PT52320S</meta:editing-duration>
    <meta:document-statistic meta:page-count="1" meta:paragraph-count="6" meta:word-count="502" meta:character-count="3260" meta:row-count="23" meta:non-whitespace-character-count="2764"/>
  </office:meta>
</office:document-meta>
</file>